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2.6201in"/>
    </style:style>
    <style:style style:name="co5" style:family="table-column">
      <style:table-column-properties fo:break-before="auto" style:column-width="3.9772in"/>
    </style:style>
    <style:style style:name="co6" style:family="table-column">
      <style:table-column-properties fo:break-before="auto" style:column-width="3.670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Bob Jacobsen</dc:creator>
            <dc:date>2010-08-19T08:18:47</dc:date>
          </office:change-info>
          <table:previous>
            <table:change-track-table-cell office:value-type="string">
              <text:p>For background, see ProtocolBitAssignment.html</text:p>
            </table:change-track-table-cell>
          </table:previous>
        </table:cell-content-change>
        <table:movement table:id="ct2">
          <table:source-range-address table:column="3" table:row="9" table:table="0"/>
          <table:target-range-address table:column="3" table:row="13" table:table="0"/>
          <office:change-info>
            <dc:creator>Bob Jacobsen</dc:creator>
            <dc:date>2010-08-21T02:22:05</dc:date>
          </office:change-info>
          <table:dependencies>
            <table:dependence table:id="ct3"/>
            <table:dependence table:id="ct-17"/>
          </table:dependencies>
        </table:movement>
        <table:cell-content-change table:id="ct3">
          <table:cell-address table:column="3" table:row="9" table:table="0"/>
          <office:change-info>
            <dc:creator>Bob Jacobsen</dc:creator>
            <dc:date>2010-08-21T02:22:24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table:table-column table:style-name="co2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7"/>
        <table:table-column table:style-name="co3" table:number-columns-repeated="1015" table:default-cell-style-name="ce4"/>
        <table:table-row table:style-name="ro1">
          <table:table-cell table:style-name="ce1" office:value-type="string">
            <text:p>For background, see StandardInteractions.html section on Protocol Discovery</text:p>
          </table:table-cell>
          <table:table-cell table:style-name="ce2" table:number-columns-repeated="5"/>
          <table:table-cell table:style-name="ce6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6"/>
          <table:table-cell table:style-name="ce2" table:number-columns-repeated="1015"/>
        </table:table-row>
        <table:table-row table:style-name="ro1">
          <table:table-cell table:style-name="ce2" office:value-type="string">
            <text:p>Byte</text:p>
          </table:table-cell>
          <table:table-cell table:style-name="ce2" office:value-type="string">
            <text:p>Bit</text:p>
          </table:table-cell>
          <table:table-cell table:style-name="ce2" office:value-type="string">
            <text:p>Mask</text:p>
          </table:table-cell>
          <table:table-cell table:style-name="ce2" office:value-type="string">
            <text:p>Supported Protocol Name</text:p>
          </table:table-cell>
          <table:table-cell table:style-name="ce2" table:number-columns-repeated="2"/>
          <table:table-cell table:style-name="ce6"/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0x01</text:p>
          </table:table-cell>
          <table:table-cell office:value-type="string">
            <text:p>(Always 1)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02</text:p>
          </table:table-cell>
          <table:table-cell office:value-type="string">
            <text:p>Event Transfer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x04</text:p>
          </table:table-cell>
          <table:table-cell office:value-type="string">
            <text:p>Datagram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0x08</text:p>
          </table:table-cell>
          <table:table-cell office:value-type="string">
            <text:p>Stream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x10</text:p>
          </table:table-cell>
          <table:table-cell office:value-type="string">
            <text:p>Configuration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0x20</text:p>
          </table:table-cell>
          <table:table-cell table:style-name="ce5" office:value-type="string">
            <text:p>Event Learning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0x40</text:p>
          </table:table-cell>
          <table:table-cell office:value-type="string">
            <text:p>Display</text:p>
          </table:table-cell>
          <table:table-cell table:number-columns-repeated="1018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0x08</text:p>
          </table:table-cell>
          <table:table-cell office:value-type="string">
            <text:p>Ident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x01</text:p>
          </table:table-cell>
          <table:table-cell office:value-type="string">
            <text:p>Logging</text:p>
          </table:table-cell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0x02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x04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x08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x10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0x20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0x40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0x08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 table:number-rows-repeated="2">
          <table:table-cell table:number-columns-repeated="3"/>
          <table:table-cell table:style-name="ce5" table:number-columns-repeated="3"/>
          <table:table-cell table:style-name="Default" table:number-columns-repeated="1016"/>
        </table:table-row>
        <table:table-row table:style-name="ro1" table:number-rows-repeated="6551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2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0">08/20/2010</text:date>, <text:time>18:2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8-20T18:22:31</dc:date>
    <dc:creator>Bob Jacobsen</dc:creator>
    <meta:editing-duration>PT03H03M18S</meta:editing-duration>
    <meta:editing-cycles>51</meta:editing-cycles>
    <meta:generator>OpenOffice.org/3.2$Unix OpenOffice.org_project/320m12$Build-9483</meta:generator>
    <meta:printed-by>Bob Jacobsen</meta:printed-by>
    <meta:print-date>2010-06-05T10:53:38</meta:print-date>
    <meta:document-statistic meta:table-count="3" meta:cell-count="62" meta:object-count="0"/>
  </office:meta>
</office:document-meta>
</file>